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25-03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24-12-1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24-09-1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24-06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24-03-1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23-12-0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23-09-1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23-06-0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23-03-22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22-11-1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22-09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22-06-0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22-03-16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21-12-1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21-09-2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21-06-0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21-03-2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20-12-10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20-09-1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20-06-2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20-03-1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19-12-1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19-09-1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19-06-0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19-03-2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18-12-1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18-09-1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18-06-0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18-03-1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17-12-1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17-09-12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17-06-2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17-03-2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1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13-03-0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12-07-3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1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11-08-0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11-02-2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10-08-2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04-09-1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04-06-16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04-03-0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03-12-2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03-09-1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03-05-29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85</text:p>
          </table:table-cell>
          <table:table-cell office:value-type="string" calcext:value-type="string">
            <text:p>Briggs Woods #2</text:p>
          </table:table-cell>
          <table:table-cell office:value-type="string" calcext:value-type="string">
            <text:p>200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